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843cm"/>
    </style:style>
    <style:style style:name="co19" style:family="table-column">
      <style:table-column-properties fo:break-before="auto" style:column-width="3.787cm"/>
    </style:style>
    <style:style style:name="co20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21" style:family="table-column">
      <style:table-column-properties fo:break-before="auto" style:column-width="4.517cm"/>
    </style:style>
    <style:style style:name="co22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5.412cm"/>
    </style:style>
    <style:style style:name="ro10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005cm" fo:break-before="auto" style:use-optimal-row-height="true"/>
    </style:style>
    <style:style style:name="ro8" style:family="table-row">
      <style:table-row-properties style:row-height="1.478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2" style:family="table-row">
      <style:table-row-properties style:row-height="0.99cm" fo:break-before="auto" style:use-optimal-row-height="false"/>
    </style:style>
    <style:style style:name="ro13" style:family="table-row">
      <style:table-row-properties style:row-height="1.446cm" fo:break-before="auto" style:use-optimal-row-height="true"/>
    </style:style>
    <style:style style:name="ro14" style:family="table-row">
      <style:table-row-properties style:row-height="2.29cm" fo:break-before="auto" style:use-optimal-row-height="true"/>
    </style:style>
    <style:style style:name="ro1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7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9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number-columns-repeated="3" table:default-cell-style-name="ce3"/>
        <table:table-column table:style-name="co17" table:number-columns-repeated="1006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Notes</text:p>
          </table:table-cell>
          <table:table-cell table:style-name="ce5" table:number-columns-repeated="1006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table:number-columns-repeated="1007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table:number-columns-repeated="1007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table:number-columns-repeated="1007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table:number-columns-repeated="1007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table:number-columns-repeated="1007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2"/>
          <table:table-cell office:value-type="string">
            <text:p>See some references [5], [15], [16]. Discussion on agile problems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6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6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6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2"/>
          <table:table-cell office:value-type="string">
            <text:p>see (Fitzgerald 2006), (Borjesson et al 2006) 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9"/>
          <table:table-cell office:value-type="string">
            <text:p>Included in background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6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5"/>
          <table:table-cell office:value-type="string">
            <text:p>See: [5] “Agile Adoption Rate Survey Results”, [4] The Agile Journal, “Agile Survey”</text:p>
          </table:table-cell>
          <table:table-cell table:number-columns-repeated="1006"/>
        </table:table-row>
        <table:table-row table:style-name="ro13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7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12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6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6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6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12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2">
          <table:table-cell/>
          <table:table-cell office:value-type="string">
            <text:p>Ganis, M.; Maximilien, E. M. &amp; Rivera, T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12">
          <table:table-cell/>
          <table:table-cell office:value-type="string">
            <text:p>Gelbwaks, M.a &amp; Odenwelder Jr., J.D.b c</text:p>
          </table:table-cell>
          <table:table-cell table:style-name="ce6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6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6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3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See references [10-14] for large scale experience reports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7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6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9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6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7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2"/>
          <table:table-cell table:style-name="ce9" office:value-type="string">
            <text:p>Large scale def.: [Fowler, 2002]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12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6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12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6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12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6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6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12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12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2"/>
          <table:table-cell office:value-type="string">
            <text:p>Thorough background section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6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See: [2] Kahkonen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12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6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6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12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6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2"/>
          <table:table-cell office:value-type="string">
            <text:p>[19] Khramov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12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6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2"/>
          <table:table-cell office:value-type="string">
            <text:p>[Cao L, 2004]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2"/>
          <table:table-cell office:value-type="string">
            <text:p>Good work on related literature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2"/>
          <table:table-cell table:style-name="ce10" office:value-type="string">
            <text:p>Definition on large scale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2"/>
          <table:table-cell office:value-type="string">
            <text:p>Interesting viewpoints on KM in background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2"/>
          <table:table-cell office:value-type="string">
            <text:p>Technical insights on test implementation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6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GSD related, GSD references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6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Duplicate of “Crawl, Walk, Run...”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Continuing “Letters from the edge of an agile transition”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6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6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6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2"/>
          <table:table-cell office:value-type="string">
            <text:p>Interesting research on related work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2"/>
          <table:table-cell office:value-type="string">
            <text:p>Some good references? Coaching team focus.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Example on project versus organization agile adoption. Coaching team focus.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2"/>
          <table:table-cell table:style-name="ce10" office:value-type="string">
            <text:p>Agile adoption research in general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12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6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2"/>
          <table:table-cell office:value-type="string">
            <text:p>Implementing a process for small business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Requirements engineering. [3]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6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12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6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12">
          <table:table-cell/>
          <table:table-cell office:value-type="string">
            <text:p>Schrödl, H. &amp; Wind, 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12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6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12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2"/>
          <table:table-cell office:value-type="string">
            <text:p>See for background. References on technology assimilation (Vijayasarathy and Turk, 2008)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See [i] Kotter's 8 step process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12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6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6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6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4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6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2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6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6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2"/>
          <table:table-cell office:value-type="string">
            <text:p>For background: [6, 7, 8, 9], also [10]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12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3"/>
          <table:table-cell office:value-type="string">
            <text:p>Use as background?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2"/>
          <table:table-cell office:value-type="string">
            <text:p>Background: [2, 5]</text:p>
          </table:table-cell>
          <table:table-cell table:number-columns-repeated="1006"/>
        </table:table-row>
        <table:table-row table:style-name="ro12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5" table:number-rows-repeated="104840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3"/>
        <table:table-column table:style-name="co20" table:number-columns-repeated="1018" table:default-cell-style-name="Default"/>
        <table:table-row table:style-name="ro10">
          <table:table-cell table:number-columns-repeated="5"/>
          <table:table-cell table:style-name="ce2"/>
          <table:table-cell table:number-columns-repeated="1018"/>
        </table:table-row>
        <table:table-row table:style-name="ro10" table:number-rows-repeated="2">
          <table:table-cell table:number-columns-repeated="1024"/>
        </table:table-row>
        <table:table-row table:style-name="ro11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0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0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0" table:number-rows-repeated="40">
          <table:table-cell table:number-columns-repeated="1024"/>
        </table:table-row>
        <table:table-row table:style-name="ro10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0" table:number-rows-repeated="24">
          <table:table-cell table:number-columns-repeated="1024"/>
        </table:table-row>
        <table:table-row table:style-name="ro10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0" table:number-rows-repeated="1048439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13.09.2013</text:date>, <text:time>15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09-13T15:08:10.25</dc:date>
    <meta:editing-duration>P8DT7M33S</meta:editing-duration>
    <meta:editing-cycles>923</meta:editing-cycles>
    <meta:printed-by>Kim Dikert</meta:printed-by>
    <meta:print-date>2013-05-15T00:23:21</meta:print-date>
    <meta:document-statistic meta:table-count="2" meta:cell-count="2341" meta:object-count="0"/>
  </office:meta>
</office:document-meta>
</file>